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roman" style:font-pitch="variable"/>
    <style:font-face style:name="MonotypeSorts,Bold" svg:font-family="'MonotypeSorts,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b968f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 fo:break-before="page"/>
    </style:style>
    <style:style style:name="P5" style:family="paragraph" style:parent-style-name="Standard">
      <style:paragraph-properties fo:text-align="start" style:justify-single-word="false"/>
      <style:text-properties fo:color="#000000" style:font-name="Arial1" fo:font-size="28pt" fo:font-weight="bold" officeooo:rsid="001cec92" officeooo:paragraph-rsid="001cec92" style:font-size-asian="28pt" style:font-weight-asian="bold" style:font-size-complex="28pt"/>
    </style:style>
    <style:style style:name="P6" style:family="paragraph" style:parent-style-name="Standard">
      <style:paragraph-properties fo:text-align="start" style:justify-single-word="false"/>
      <style:text-properties fo:color="#33339a" style:font-name="Arial1" fo:font-size="20.5pt" style:font-size-asian="20.5pt"/>
    </style:style>
    <style:style style:name="P7" style:family="paragraph" style:parent-style-name="Standard">
      <style:paragraph-properties fo:text-align="start" style:justify-single-word="false"/>
      <style:text-properties fo:color="#33339a" style:font-name="Arial1" fo:font-size="26.5pt" style:font-size-asian="26.5pt"/>
    </style:style>
    <style:style style:name="P8" style:family="paragraph" style:parent-style-name="Standard">
      <style:paragraph-properties fo:text-align="start" style:justify-single-word="false"/>
      <style:text-properties fo:color="#33339a" style:font-name="Arial1" fo:font-size="18pt" style:font-size-asian="18pt"/>
    </style:style>
    <style:style style:name="P9" style:family="paragraph" style:parent-style-name="Standard">
      <style:paragraph-properties fo:text-align="start" style:justify-single-word="false"/>
      <style:text-properties fo:color="#33339a" style:font-name="Arial1" fo:font-size="14.5pt" style:font-size-asian="14.5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33339a" style:font-name="Arial1" fo:font-size="14.5pt" fo:letter-spacing="normal" fo:font-style="normal" fo:font-weight="bold" officeooo:rsid="001b968f" officeooo:paragraph-rsid="001b968f" style:font-size-asian="14.5pt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33339a" style:font-name="Arial1" fo:font-size="14.5pt" fo:letter-spacing="normal" fo:font-style="normal" fo:font-weight="bold" officeooo:paragraph-rsid="001b968f" style:font-size-asian="14.5pt"/>
    </style:style>
    <style:style style:name="T1" style:family="text">
      <style:text-properties fo:color="#33339a" style:font-name="Arial1" fo:font-size="26.5pt" style:font-size-asian="26.5pt"/>
    </style:style>
    <style:style style:name="T2" style:family="text">
      <style:text-properties fo:color="#33339a" style:font-name="Arial1" fo:font-size="26.5pt" fo:font-weight="bold" style:font-size-asian="26.5pt" style:font-weight-asian="bold"/>
    </style:style>
    <style:style style:name="T3" style:family="text">
      <style:text-properties fo:color="#33339a" style:font-name="Arial1" fo:font-size="22pt" style:font-size-asian="22pt"/>
    </style:style>
    <style:style style:name="T4" style:family="text">
      <style:text-properties fo:color="#33339a" style:font-name="Arial1" fo:font-size="22pt" fo:font-weight="bold" style:font-size-asian="22pt" style:font-weight-asian="bold"/>
    </style:style>
    <style:style style:name="T5" style:family="text">
      <style:text-properties fo:color="#33339a" style:font-name="Arial1" fo:font-size="18pt" style:font-size-asian="18pt"/>
    </style:style>
    <style:style style:name="T6" style:family="text">
      <style:text-properties fo:color="#33339a" style:font-name="Arial1" fo:font-size="16pt" style:font-size-asian="16pt"/>
    </style:style>
    <style:style style:name="T7" style:family="text">
      <style:text-properties fo:color="#33339a" style:font-name="Arial1" fo:font-size="16pt" fo:font-weight="bold" style:font-size-asian="16pt" style:font-weight-asian="bold"/>
    </style:style>
    <style:style style:name="T8" style:family="text">
      <style:text-properties fo:color="#33339a" style:font-name="Arial1" fo:font-size="16pt" fo:font-weight="bold" officeooo:rsid="001e7f14" style:font-size-asian="16pt" style:font-weight-asian="bold"/>
    </style:style>
    <style:style style:name="T9" style:family="text">
      <style:text-properties fo:color="#33339a" style:font-name="Arial1" fo:font-size="14.5pt" style:font-size-asian="14.5pt"/>
    </style:style>
    <style:style style:name="T10" style:family="text">
      <style:text-properties fo:color="#33339a" style:font-name="Arial1" fo:font-size="14.5pt" officeooo:rsid="001b968f" style:font-size-asian="14.5pt"/>
    </style:style>
    <style:style style:name="T11" style:family="text">
      <style:text-properties fo:color="#33339a" style:font-name="Arial1" fo:font-size="14.5pt" fo:font-weight="bold" style:font-size-asian="14.5pt" style:font-weight-asian="bold"/>
    </style:style>
    <style:style style:name="T12" style:family="text">
      <style:text-properties fo:color="#33339a" style:font-name="Arial1" fo:font-size="32.5pt" fo:font-weight="bold" style:font-size-asian="32.5pt" style:font-weight-asian="bold"/>
    </style:style>
    <style:style style:name="T13" style:family="text">
      <style:text-properties fo:color="#33339a" style:font-name="Arial1" fo:font-size="24pt" style:font-size-asian="24pt"/>
    </style:style>
    <style:style style:name="T14" style:family="text">
      <style:text-properties fo:color="#33339a" style:font-name="Arial1" fo:font-size="28pt" fo:font-weight="bold" style:font-size-asian="28pt" style:font-weight-asian="bold" style:font-size-complex="28pt"/>
    </style:style>
    <style:style style:name="T15" style:family="text">
      <style:text-properties fo:color="#33339a" style:font-name="MonotypeSorts,Bold" fo:font-size="16pt" fo:font-weight="bold" style:font-size-asian="16pt" style:font-weight-asian="bold"/>
    </style:style>
    <style:style style:name="T16" style:family="text">
      <style:text-properties fo:font-variant="normal" fo:text-transform="none" fo:color="#33339a" style:font-name="Arial1" fo:font-size="14.5pt" fo:letter-spacing="normal" fo:font-style="normal" fo:font-weight="bold" style:font-size-asian="14.5pt"/>
    </style:style>
    <style:style style:name="T17" style:family="text">
      <style:text-properties fo:font-variant="normal" fo:text-transform="none" fo:color="#33339a" style:font-name="Arial1" fo:font-size="14.5pt" fo:letter-spacing="normal" fo:font-style="normal" fo:font-weight="bold" officeooo:rsid="001b968f" style:font-size-asian="14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reació de claus foranes:</text:p>
      <text:p text:style-name="P1"><text:span text:style-name="T14">Nuls</text:span><text:span text:style-name="T12">: </text:span><text:span text:style-name="T13">quan en una fila es desconeix el valor d’algun atribut, es diu que aquest és nul.</text:span></text:p>
      <text:p text:style-name="P6">– El nul no és un valor, és l’absència d’informació.</text:p>
      <text:p text:style-name="P6">– Un nul no representa ni el valor zero ni la cadena buida, aquests valors tenen un significat.</text:p>
      <text:p text:style-name="P7"/>
      <text:p text:style-name="P3"><text:span text:style-name="T1">Per a cadascuna de les </text:span><text:span text:style-name="T2">claus externes</text:span><text:span text:style-name="T1">, s’ha d’aplicar:</text:span></text:p>
      <text:p text:style-name="P7"/>
      <text:p text:style-name="P1"><text:span text:style-name="T3">• </text:span><text:span text:style-name="T4">Regla dels nuls: </text:span><text:span text:style-name="T5">determinar si té sentit que la clau externa accepte nuls.</text:span></text:p>
      <text:p text:style-name="P8"/>
      <text:p text:style-name="P1"><text:span text:style-name="T3">• </text:span><text:span text:style-name="T4">Regla de l’esborrat: </text:span><text:span text:style-name="T5">determinar què s’ha de fer quan es vol esborrar una fila referenciada per una clau externa.</text:span></text:p>
      <text:p text:style-name="P8"/>
      <text:p text:style-name="P1"><text:span text:style-name="T6">– </text:span><text:span text:style-name="T7">Restringir </text:span><text:span text:style-name="T8">o</text:span><text:span text:style-name="T15"> </text:span><text:span text:style-name="T9">no es permet esborrar la fila.</text:span></text:p>
      <text:p text:style-name="P1"><text:span text:style-name="T9"><text:tab/><text:tab/></text:span><text:span text:style-name="T16">ON DELETE RESTRICT</text:span></text:p>
      <text:p text:style-name="P9"/>
      <text:p text:style-name="P2"><text:span text:style-name="T6">– </text:span><text:span text:style-name="T7">Propagar </text:span><text:span text:style-name="T8">o</text:span><text:span text:style-name="T15"> </text:span><text:span text:style-name="T9">s’esborra la fila i es propaga l’esborrat a les files que la referencien.</text:span></text:p>
      <text:p text:style-name="P2"><text:span text:style-name="T9"><text:tab/><text:tab/></text:span><text:span text:style-name="T16">ON DELETE CASCADE</text:span></text:p>
      <text:p text:style-name="P9"/>
      <text:p text:style-name="P1"><text:span text:style-name="T6">– </text:span><text:span text:style-name="T7">Anul·lar </text:span><text:span text:style-name="T8">o</text:span><text:span text:style-name="T15"> </text:span><text:span text:style-name="T9">s’esborra la fila i les files que la referencien posen un nul en la se</text:span><text:span text:style-name="T10">v</text:span><text:span text:style-name="T9">a </text:span><text:span text:style-name="T11">CE</text:span><text:span text:style-name="T9">.</text:span></text:p>
      <text:p text:style-name="P9"/>
      <text:p text:style-name="P2"><text:span text:style-name="T9"><text:tab/><text:tab/></text:span><text:span text:style-name="T16">ON DELETE </text:span><text:span text:style-name="T17">SET NULL</text:span></text:p>
      <text:p text:style-name="P10"><text:tab/><text:tab/>ON DELETE SET DEFAULT</text:p>
      <text:p text:style-name="P9"/>
      <text:p text:style-name="P4"><text:span text:style-name="T3">• </text:span><text:span text:style-name="T4">Regla de modificació: </text:span><text:span text:style-name="T5">determinar què s’ha de fer quan es vol modificar el valor d’una clau principal <text:s/>d’una fila referenciada per una clau externa.</text:span></text:p>
      <text:p text:style-name="P8"/>
      <text:p text:style-name="P1"><text:span text:style-name="T6">– </text:span><text:span text:style-name="T7">Restringir </text:span><text:span text:style-name="T8">o</text:span><text:span text:style-name="T15"> </text:span><text:span text:style-name="T9">no es permet modificar la </text:span><text:span text:style-name="T11">CP</text:span><text:span text:style-name="T9">.</text:span></text:p>
      <text:p text:style-name="P2"><text:span text:style-name="T9"><text:tab/><text:tab/></text:span><text:span text:style-name="T16">ON </text:span><text:span text:style-name="T17">UPDATE</text:span><text:span text:style-name="T16"> RESTRICT</text:span></text:p>
      <text:p text:style-name="P11"/>
      <text:p text:style-name="P1"><text:span text:style-name="T6">– </text:span><text:span text:style-name="T7">Propagar </text:span><text:span text:style-name="T8">o</text:span><text:span text:style-name="T15"> </text:span><text:span text:style-name="T9">es modifica el valor de la </text:span><text:span text:style-name="T11">CP </text:span><text:span text:style-name="T9">i es propaga la modicficació a les </text:span><text:span text:style-name="T11">CE </text:span><text:span text:style-name="T9">que la referencien.</text:span></text:p>
      <text:p text:style-name="P2"><text:span text:style-name="T9"><text:tab/><text:tab/></text:span><text:span text:style-name="T16">ON </text:span><text:span text:style-name="T17">UPDATE</text:span><text:span text:style-name="T16"> CASCADE</text:span></text:p>
      <text:p text:style-name="P11"/>
      <text:p text:style-name="P1"><text:span text:style-name="T6">– </text:span><text:span text:style-name="T7">Anul·lar </text:span><text:span text:style-name="T8">o</text:span><text:span text:style-name="T15"> </text:span><text:span text:style-name="T9">es modifica el valor de la </text:span><text:span text:style-name="T11">CP </text:span><text:span text:style-name="T9">i les files que la referencien posen un nul en la seua </text:span><text:span text:style-name="T11">CE</text:span><text:span text:style-name="T9">.</text:span></text:p>
      <text:p text:style-name="P2"><text:span text:style-name="T9"><text:tab/><text:tab/></text:span><text:span text:style-name="T16">ON </text:span><text:span text:style-name="T17">UPDATE</text:span><text:span text:style-name="T16"> </text:span><text:span text:style-name="T17">SET NULL</text:span></text:p>
      <text:p text:style-name="P10"><text:tab/><text:tab/>ON UPDATE SET DEFAUL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roman" style:font-pitch="variable"/>
    <style:font-face style:name="MonotypeSorts,Bold" svg:font-family="'MonotypeSorts,Bol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18S</meta:editing-duration>
    <meta:editing-cycles>5</meta:editing-cycles>
    <meta:generator>LibreOffice/5.1.6.2.0$Linux_X86_64 LibreOffice_project/10$Build-2</meta:generator>
    <dc:date>2017-10-19T10:12:30.388218639</dc:date>
    <meta:document-statistic meta:table-count="0" meta:image-count="0" meta:object-count="0" meta:page-count="2" meta:paragraph-count="22" meta:word-count="234" meta:character-count="1281" meta:non-whitespace-character-count="1044"/>
    <meta:user-defined meta:name="Info 1"/>
    <meta:user-defined meta:name="Info 2"/>
    <meta:user-defined meta:name="Info 3"/>
    <meta:user-defined meta:name="Info 4"/>
  </office:meta>
</office:document-meta>
</file>